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a6d5" officeooo:paragraph-rsid="0011a6d5"/>
    </style:style>
    <style:style style:name="P2" style:family="paragraph" style:parent-style-name="Standard">
      <style:text-properties officeooo:rsid="00123a09" officeooo:paragraph-rsid="00123a09"/>
    </style:style>
    <style:style style:name="P3" style:family="paragraph" style:parent-style-name="Standard">
      <style:text-properties fo:font-weight="bold" officeooo:rsid="00123a09" officeooo:paragraph-rsid="00123a09" style:font-weight-asian="bold" style:font-weight-complex="bold"/>
    </style:style>
    <style:style style:name="P4" style:family="paragraph" style:parent-style-name="Standard">
      <style:text-properties fo:font-size="15pt" fo:font-weight="bold" officeooo:rsid="0011a6d5" officeooo:paragraph-rsid="0011a6d5" style:font-size-asian="15pt" style:font-weight-asian="bold" style:font-size-complex="15pt" style:font-weight-complex="bold"/>
    </style:style>
    <style:style style:name="P5" style:family="paragraph" style:parent-style-name="Standard">
      <style:text-properties fo:font-weight="normal" officeooo:rsid="00123a09" officeooo:paragraph-rsid="00123a09" style:font-weight-asian="normal" style:font-weight-complex="normal"/>
    </style:style>
    <style:style style:name="P6" style:family="paragraph" style:parent-style-name="Standard">
      <style:text-properties fo:font-weight="normal" officeooo:rsid="0013b96e" officeooo:paragraph-rsid="00145bad" style:font-weight-asian="normal" style:font-weight-complex="normal"/>
    </style:style>
    <style:style style:name="P7" style:family="paragraph" style:parent-style-name="Standard">
      <style:text-properties officeooo:rsid="00123a09" officeooo:paragraph-rsid="00123a09"/>
    </style:style>
    <style:style style:name="P8" style:family="paragraph" style:parent-style-name="Standard">
      <style:text-properties officeooo:rsid="00123a09" officeooo:paragraph-rsid="00163a06"/>
    </style:style>
    <style:style style:name="P9" style:family="paragraph" style:parent-style-name="Standard">
      <style:text-properties fo:font-weight="normal" officeooo:rsid="00123a09" officeooo:paragraph-rsid="00123a09" style:font-weight-asian="normal" style:font-weight-complex="normal"/>
    </style:style>
    <style:style style:name="P10" style:family="paragraph" style:parent-style-name="Standard">
      <style:text-properties fo:font-weight="normal" officeooo:rsid="00123a09" officeooo:paragraph-rsid="00163a06" style:font-weight-asian="normal" style:font-weight-complex="normal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3a06" style:font-weight-asian="bold" style:font-weight-complex="bold"/>
    </style:style>
    <style:style style:name="T3" style:family="text">
      <style:text-properties fo:font-weight="bold" officeooo:rsid="00167844" style:font-weight-asian="bold" style:font-weight-complex="bold"/>
    </style:style>
    <style:style style:name="T4" style:family="text">
      <style:text-properties officeooo:rsid="00145bad"/>
    </style:style>
    <style:style style:name="T5" style:family="text">
      <style:text-properties officeooo:rsid="00163a06"/>
    </style:style>
    <style:style style:name="T6" style:family="text">
      <style:text-properties officeooo:rsid="00167844"/>
    </style:style>
    <style:style style:name="T7" style:family="text">
      <style:text-properties fo:font-size="12pt"/>
    </style:style>
    <style:style style:name="gr1" style:family="graphic">
      <style:graphic-properties draw:stroke="none" svg:stroke-width="0in" svg:stroke-color="#000000" draw:marker-start-width="0.139in" draw:marker-end-width="0.139in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000000" draw:marker-start-width="0.139in" draw:marker-end-width="0.139in" draw:fill="none" draw:fill-color="#ffffff" fo:min-height="0.2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54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1421057 TASK 2</text:p>
      <text:p text:style-name="P1"/>
      <text:p text:style-name="P2"><text:span text:style-name="T1">KNN</text:span>:</text:p>
      <text:p text:style-name="P2"/>
      <text:p text:style-name="P2">Precision: 0.853</text:p>
      <text:p text:style-name="P2"><draw:frame text:anchor-type="paragraph" draw:z-index="3" draw:style-name="gr3" draw:text-style-name="P11" svg:width="1.2157in" svg:height="0.2543in" svg:x="0.372in" svg:y="0.1409in"><draw:text-box><text:p>Predicted class</text:p></draw:text-box></draw:frame></text:p>
      <text:p text:style-name="P2"/>
      <text:p text:style-name="P2"><text:s text:c="6"/><text:span text:style-name="T2">1. <text:s/>2. 3. 4. 5. 6. 7. 8. 9. 0.</text:span></text:p>
      <text:p text:style-name="P2"><text:span text:style-name="T2">1.</text:span><text:span text:style-name="T1"> </text:span>[87 <text:s/>0 <text:s/>2 <text:s/>4 <text:s/>0 <text:s/>1 <text:s/>6 <text:s/>0 <text:s/>0 <text:s/>0]</text:p>
      <text:p text:style-name="P2"><draw:frame text:anchor-type="paragraph" draw:z-index="0" draw:style-name="gr1" draw:text-style-name="P11" svg:width="0.9453in" svg:height="0.3843in" draw:transform="rotate (1.5707963267949) translate (-0.53125in 1.10972222222222in)"><draw:text-box><text:p>Actual class</text:p><text:p/></draw:text-box></draw:frame><text:span text:style-name="T2">2.</text:span> [ 1 86 <text:s/>3 <text:s/>2 <text:s/>0 <text:s/>1 <text:s/>4 <text:s/>1 <text:s/>2 <text:s/>0]</text:p>
      <text:p text:style-name="P2"><text:span text:style-name="T2">3.</text:span> [ 1 <text:s/>0 87 <text:s/>1 <text:s/>4 <text:s/>2 <text:s/>0 <text:s/>2 <text:s/>2 <text:s/>1]</text:p>
      <text:p text:style-name="P2"><text:span text:style-name="T2">4.</text:span><text:span text:style-name="T1"> </text:span>[ 1 <text:s/>1 <text:s/>0 94 <text:s/>1 <text:s/>0 <text:s/>1 <text:s/>1 <text:s/>0 <text:s/>1]</text:p>
      <text:p text:style-name="P2"><draw:frame text:anchor-type="paragraph" draw:z-index="2" draw:style-name="gr1" draw:text-style-name="P12" svg:width="0.8413in" svg:height="0.3843in" draw:transform="rotate (1.5707963267949) translate (2.88402777777778in 0.975694444444444in)"><draw:text-box><text:p><text:span text:style-name="T7">Actual class</text:span></text:p><text:p><text:span text:style-name="T7"/></text:p></draw:text-box></draw:frame><text:span text:style-name="T2">5.</text:span> [ 0 <text:s/>0 <text:s/>6 <text:s/>0 80 <text:s/>3 <text:s/>0 <text:s/>9 <text:s/>1 <text:s/>1]</text:p>
      <text:p text:style-name="P2"><text:span text:style-name="T2">6.</text:span> [ 0 <text:s/>0 <text:s/>3 <text:s/>0 <text:s/>0 84 <text:s/>0 <text:s/>6 <text:s/>1 <text:s/>6]</text:p>
      <text:p text:style-name="P2"><text:span text:style-name="T2">7.</text:span> [ 3 <text:s/>4 <text:s/>1 <text:s/>0 <text:s/>0 <text:s/>1 89 <text:s/>1 <text:s/>0 <text:s/>1]</text:p>
      <text:p text:style-name="P2"><text:span text:style-name="T2">8.</text:span> [ 1 <text:s/>1 <text:s/>4 <text:s/>0 <text:s/>5 <text:s/>4 <text:s/>0 80 <text:s/>3 <text:s/>2]</text:p>
      <text:p text:style-name="P2"><text:span text:style-name="T2">9.</text:span> [ 0 <text:s/>4 <text:s/>2 <text:s/>1 <text:s/>1 <text:s/>2 <text:s/>0 <text:s/>5 78 <text:s/>7]</text:p>
      <text:p text:style-name="P2"><text:span text:style-name="T2">0.</text:span> [ 4 <text:s/>0 <text:s/>1 <text:s/>0 <text:s/>0 <text:s/>2 <text:s/>0 <text:s/>1 <text:s/>4 88]</text:p>
      <text:p text:style-name="P2"/>
      <text:p text:style-name="P3">Full Gaussian:</text:p>
      <text:p text:style-name="P2"/>
      <text:p text:style-name="P2">Determinants:</text:p>
      <text:p text:style-name="P2">1. 1.59647941104e-238</text:p>
      <text:p text:style-name="P2">2. 1.53888050766e-267</text:p>
      <text:p text:style-name="P2">3. 3.79365155118e-238</text:p>
      <text:p text:style-name="P2">4. 8.8555560776e-241</text:p>
      <text:p text:style-name="P2">5. 4.36475122148e-259</text:p>
      <text:p text:style-name="P2">6. 6.9466553988e-242</text:p>
      <text:p text:style-name="P2">7. 2.51226028533e-257</text:p>
      <text:p text:style-name="P2">8. 5.59206252248e-238</text:p>
      <text:p text:style-name="P2">9. 3.15705229825e-242</text:p>
      <text:p text:style-name="P2"><text:span text:style-name="T5">0.</text:span> 2.18542562144e-254</text:p>
      <text:p text:style-name="P2"/>
      <text:p text:style-name="P2">Precision: 0.869</text:p>
      <text:p text:style-name="P2"><draw:frame text:anchor-type="paragraph" draw:z-index="5" draw:style-name="gr3" draw:text-style-name="P11" svg:width="1.2157in" svg:height="0.2543in" svg:x="0.4764in" svg:y="0.1409in"><draw:text-box><text:p>Predicted class</text:p></draw:text-box></draw:frame></text:p>
      <text:p text:style-name="P2"/>
      <text:p text:style-name="P8"><text:span text:style-name="T2"><text:s text:c="6"/>1. <text:s/>2. 3. 4. 5. 6. 7. 8. 9. 0.</text:span></text:p>
      <text:p text:style-name="P2"><text:span text:style-name="T3">1.</text:span> [90 <text:s/>0 <text:s/>1 <text:s/>5 <text:s/>0 <text:s/>1 <text:s/>3 <text:s/>0 <text:s/>0 <text:s/>0]</text:p>
      <text:p text:style-name="P2"><draw:frame text:anchor-type="paragraph" draw:z-index="1" draw:style-name="gr2" draw:text-style-name="P11" svg:width="0.9906in" svg:height="0.3843in" draw:transform="rotate (1.5707963267949) translate (-0.379861111111111in 1.13055555555556in)"><draw:text-box><text:p>Actual class</text:p><text:p/></draw:text-box></draw:frame><text:span text:style-name="T3">2.</text:span> [ 2 86 <text:s/>2 <text:s/>2 <text:s/>1 <text:s/>0 <text:s/>4 <text:s/>1 <text:s/>2 <text:s/>0]</text:p>
      <text:p text:style-name="P2"><text:span text:style-name="T3">3.</text:span> [ 3 <text:s/>3 78 <text:s/>2 <text:s/>3 <text:s/>0 <text:s/>6 <text:s/>2 <text:s/>3 <text:s/>0]</text:p>
      <text:p text:style-name="P2"><text:span text:style-name="T3">4.</text:span> [ 3 <text:s/>0 <text:s/>0 92 <text:s/>2 <text:s/>0 <text:s/>2 <text:s/>0 <text:s/>0 <text:s/>1]</text:p>
      <text:p text:style-name="P2"><text:span text:style-name="T3">5.</text:span> [ 0 <text:s/>0 <text:s/>1 <text:s/>0 86 <text:s/>4 <text:s/>0 <text:s/>3 <text:s/>5 <text:s/>1]</text:p>
      <text:p text:style-name="P2"><text:span text:style-name="T3">6.</text:span> [ 1 <text:s/>0 <text:s/>3 <text:s/>2 <text:s/>0 88 <text:s/>1 <text:s/>3 <text:s/>1 <text:s/>1]</text:p>
      <text:p text:style-name="P2"><text:span text:style-name="T3">7.</text:span> [ 2 <text:s/>1 <text:s/>0 <text:s/>1 <text:s/>0 <text:s/>0 95 <text:s/>1 <text:s/>0 <text:s/>0]</text:p>
      <text:p text:style-name="P2"><text:span text:style-name="T3">8.</text:span> [ 1 <text:s/>0 <text:s/>3 <text:s/>1 <text:s/>2 12 <text:s/>1 78 <text:s/>1 1]</text:p>
      <text:p text:style-name="P2"><text:span text:style-name="T3">9.</text:span> [ 0 <text:s/>3 <text:s/>2 <text:s/>2 <text:s/>1 <text:s/>0 <text:s/>1 <text:s/>0 87 <text:s/>4]</text:p>
      <text:p text:style-name="P2"><text:span text:style-name="T3">0.</text:span> [ 2 <text:s/>1 <text:s/>1 <text:s/>0 <text:s/>1 <text:s/>2 <text:s/>1 <text:s/>0 <text:s/>3 89]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LDA <text:s/>Gaussian:</text:p>
      <text:p text:style-name="P3"/>
      <text:p text:style-name="P5">Determinant: 5.76477812445e-173</text:p>
      <text:p text:style-name="P5">Precision: 0.857</text:p>
      <text:p text:style-name="P5"><draw:frame text:anchor-type="paragraph" draw:z-index="4" draw:style-name="gr3" draw:text-style-name="P11" svg:width="1.2157in" svg:height="0.2543in" svg:x="0.4646in" svg:y="0.1173in"><draw:text-box><text:p>Predicted class</text:p></draw:text-box></draw:frame></text:p>
      <text:p text:style-name="P5"/>
      <text:p text:style-name="P10"><text:span text:style-name="T2"><text:s text:c="5"/>1. <text:s/>2. <text:s/>3. 4. 5. 6. 7. 8. 9. 0.</text:span></text:p>
      <text:p text:style-name="P5"><text:span text:style-name="T2">1. </text:span>[83 <text:s/>0 <text:s/>2 <text:s/>2 <text:s/>1 <text:s/>1 <text:s/>8 <text:s/>1 <text:s/>0 <text:s/>2]</text:p>
      <text:p text:style-name="P5"><text:span text:style-name="T2">2. </text:span>[ 0 80 <text:s/>4 <text:s/>2 <text:s/>0 <text:s/>1 <text:s/>2 <text:s/>7 <text:s/>4 <text:s/>0]</text:p>
      <text:p text:style-name="P5"><text:span text:style-name="T2">3. </text:span>[ 0 <text:s/>3 91 <text:s/>0 <text:s/>0 <text:s/>0 <text:s/>1 <text:s/>4 <text:s/>1 <text:s/>0]</text:p>
      <text:p text:style-name="P5"><text:span text:style-name="T2">4. </text:span>[ 1 <text:s/>0 <text:s/>3 87 <text:s/>1 <text:s/>1 <text:s/>1 <text:s/>4 <text:s/>1 <text:s/>1]</text:p>
      <text:p text:style-name="P5"><text:span text:style-name="T2">5. </text:span>[ 0 <text:s/>0 <text:s/>9 <text:s/>0 76 <text:s/>4 <text:s/>0 <text:s/>9 <text:s/>2 <text:s/>0]</text:p>
      <text:p text:style-name="P5"><text:span text:style-name="T2">6. </text:span>[ 1 <text:s/>0 <text:s/>3 <text:s/>2 <text:s/>0 86 <text:s/>0 <text:s/>6 <text:s/>1 <text:s/>1]</text:p>
      <text:p text:style-name="P5"><text:span text:style-name="T2">7. </text:span>[ 1 <text:s/>3 <text:s/>2 <text:s/>1 <text:s/>0 <text:s/>0 89 <text:s/>3 <text:s/>0 <text:s/>1]</text:p>
      <text:p text:style-name="P5"><text:span text:style-name="T2">8.</text:span> [ 0 <text:s/>0 <text:s/>6 <text:s/>0 <text:s/>0 <text:s/>2 <text:s/>1 89 <text:s/>1 <text:s/>1]</text:p>
      <text:p text:style-name="P5"><text:span text:style-name="T2">9.</text:span> [ 0 <text:s/>2 <text:s/>3 <text:s/>1 <text:s/>1 <text:s/>2 <text:s/>0 <text:s/>1 87 <text:s/>3]</text:p>
      <text:p text:style-name="P5"><text:span text:style-name="T3">0. </text:span>[ 2 <text:s/>0 <text:s/>2 <text:s/>0 <text:s/>0 <text:s/>3 <text:s/>0 <text:s/>2 <text:s/>2 89]</text:p>
      <text:p text:style-name="P5"/>
      <text:p text:style-name="P5"/>
      <text:p text:style-name="P5"/>
      <text:p text:style-name="P6">As expected gaussian_full outperformed both KNN and gaussian_lda. <text:span text:style-name="T4">However,</text:span> the difference between results is not big.</text:p>
      <text:p text:style-name="P6"/>
      <text:p text:style-name="P6"><text:span text:style-name="T4">I</text:span>f we change KNN to use 10 nearest neighbours, its classification result jump<text:span text:style-name="T4">s</text:span> from 0.853 to 0.87 which is better than both gaussian method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7T19:42:50.215687310</meta:creation-date>
    <dc:date>2016-03-29T19:14:36.699874249</dc:date>
    <meta:editing-duration>PT8H38M19S</meta:editing-duration>
    <meta:editing-cycles>6</meta:editing-cycles>
    <meta:generator>LibreOffice/5.0.5.2$Linux_X86_64 LibreOffice_project/00m0$Build-2</meta:generator>
    <meta:document-statistic meta:table-count="0" meta:image-count="0" meta:object-count="0" meta:page-count="1" meta:paragraph-count="54" meta:word-count="464" meta:character-count="1732" meta:non-whitespace-character-count="1059"/>
  </office:meta>
</office:document-meta>
</file>